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874in" svg:height="4.3087in" svg:x="6.374in" svg:y="0.3555in">
            <draw:object draw:notify-on-update-of-ranges="Sheet1.B3:Sheet1.C3 Sheet1.B4:Sheet1.C9 Sheet1.D3:Sheet1.D3 Sheet1.D4:Sheet1.D9 Sheet1.E3:Sheet1.E3 Sheet1.E4:Sheet1.E9 Sheet1.F3:Sheet1.F3 Sheet1.F4:Sheet1.F9 Sheet1.G3:Sheet1.G3 Sheet1.G4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4" table:default-cell-style-name="ce2"/>
        <table:table-row table:style-name="ro1" table:number-rows-repeated="2"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anguages</text:p>
          </table:table-cell>
          <table:table-cell office:value-type="string" calcext:value-type="string">
            <text:p>Metrics</text:p>
          </table:table-cell>
          <table:table-cell table:style-name="Default" office:value-type="string" calcext:value-type="string">
            <text:p>Naive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DT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Swahili</text:p>
          </table:table-cell>
          <table:table-cell office:value-type="string" calcext:value-type="string">
            <text:p>Accuracy</text:p>
          </table:table-cell>
          <table:table-cell office:value-type="percentage" office:value="0.966666666666667" calcext:value-type="percentage">
            <text:p>96.67%</text:p>
          </table:table-cell>
          <table:table-cell table:number-columns-repeated="2" office:value-type="percentage" office:value="0.869565217391304" calcext:value-type="percentage">
            <text:p>86.96%</text:p>
          </table:table-cell>
          <table:table-cell office:value-type="percentage" office:value="0.956521739130435" calcext:value-type="percentage">
            <text:p>95.65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UC</text:p>
          </table:table-cell>
          <table:table-cell table:number-columns-repeated="3" office:value-type="percentage" office:value="0.883333333333333" calcext:value-type="percentage">
            <text:p>88.33%</text:p>
          </table:table-cell>
          <table:table-cell office:value-type="percentage" office:value="0.833333333333333" calcext:value-type="percentage">
            <text:p>83.33%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French</text:p>
          </table:table-cell>
          <table:table-cell office:value-type="string" calcext:value-type="string">
            <text:p>Accuracy</text:p>
          </table:table-cell>
          <table:table-cell office:value-type="percentage" office:value="0.962999026290166" calcext:value-type="percentage">
            <text:p>96.30%</text:p>
          </table:table-cell>
          <table:table-cell office:value-type="percentage" office:value="0.977604673807206" calcext:value-type="percentage">
            <text:p>97.76%</text:p>
          </table:table-cell>
          <table:table-cell office:value-type="percentage" office:value="0.965920155793574" calcext:value-type="percentage">
            <text:p>96.59%</text:p>
          </table:table-cell>
          <table:table-cell office:value-type="percentage" office:value="0.909639182424917" calcext:value-type="percentage">
            <text:p>90.96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UC</text:p>
          </table:table-cell>
          <table:table-cell office:value-type="percentage" office:value="0.992213570634038" calcext:value-type="percentage">
            <text:p>99.22%</text:p>
          </table:table-cell>
          <table:table-cell office:value-type="percentage" office:value="0.994794563403782" calcext:value-type="percentage">
            <text:p>99.48%</text:p>
          </table:table-cell>
          <table:table-cell office:value-type="percentage" office:value="0.991005631256952" calcext:value-type="percentage">
            <text:p>99.10%</text:p>
          </table:table-cell>
          <table:table-cell office:value-type="percentage" office:value="0.909639182424917" calcext:value-type="percentage">
            <text:p>90.96%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English</text:p>
          </table:table-cell>
          <table:table-cell office:value-type="string" calcext:value-type="string">
            <text:p>Accuracy</text:p>
          </table:table-cell>
          <table:table-cell office:value-type="percentage" office:value="0.964147286821706" calcext:value-type="percentage">
            <text:p>96.41%</text:p>
          </table:table-cell>
          <table:table-cell office:value-type="percentage" office:value="0.972868217054264" calcext:value-type="percentage">
            <text:p>97.29%</text:p>
          </table:table-cell>
          <table:table-cell office:value-type="percentage" office:value="0.957364341085271" calcext:value-type="percentage">
            <text:p>95.74%</text:p>
          </table:table-cell>
          <table:table-cell office:value-type="percentage" office:value="0.960271317829457" calcext:value-type="percentage">
            <text:p>96.03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UC</text:p>
          </table:table-cell>
          <table:table-cell office:value-type="percentage" office:value="0.989301023230088" calcext:value-type="percentage">
            <text:p>98.93%</text:p>
          </table:table-cell>
          <table:table-cell office:value-type="percentage" office:value="0.997286366150442" calcext:value-type="percentage">
            <text:p>99.73%</text:p>
          </table:table-cell>
          <table:table-cell office:value-type="percentage" office:value="0.994987555309734" calcext:value-type="percentage">
            <text:p>99.50%</text:p>
          </table:table-cell>
          <table:table-cell office:value-type="percentage" office:value="0.890141039823009" calcext:value-type="percentage">
            <text:p>89.0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31T04:28:29.959423297</meta:creation-date>
    <dc:date>2023-10-31T05:55:58.196733389</dc:date>
    <meta:editing-duration>PT13M49S</meta:editing-duration>
    <meta:editing-cycles>2</meta:editing-cycles>
    <meta:generator>LibreOffice/6.4.7.2$Linux_X86_64 LibreOffice_project/40$Build-2</meta:generator>
    <meta:document-statistic meta:table-count="1" meta:cell-count="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333333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57cm" svg:height="10.945cm" xlink:href=".." xlink:type="simple" chart:class="chart:bar" chart:style-name="ch1">
        <chart:title svg:x="6.069cm" svg:y="0.54cm" chart:style-name="ch2">
          <text:p>Models classification's scores</text:p>
        </chart:title>
        <chart:legend chart:legend-position="end" svg:x="16.685cm" svg:y="2.041cm" style:legend-expansion="custom" chartooo:width="1.418cm" chartooo:height="2.092cm" style:legend-expansion-aspect-ratio="0.677820267686424" chart:style-name="ch3"/>
        <chart:plot-area chart:style-name="ch4" table:cell-range-address="Sheet1.B3:Sheet1.G9" chart:data-source-has-labels="both" svg:x="1.749cm" svg:y="0.365cm" svg:width="15.44cm" svg:height="10.237cm">
          <chartooo:coordinate-region svg:x="3.349cm" svg:y="0.564cm" svg:width="13.84cm" svg:height="8.993cm"/>
          <chart:axis chart:dimension="x" chart:name="primary-x" chart:style-name="ch5" chartooo:axis-type="auto">
            <chartooo:date-scale/>
            <chart:categories table:cell-range-address="Sheet1.B4:Sheet1.C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4:Sheet1.D9" chart:label-cell-address="Sheet1.D3:Sheet1.D3" chart:class="chart:bar">
            <chart:data-point chart:repeated="6"/>
          </chart:series>
          <chart:series chart:style-name="ch9" chart:values-cell-range-address="" chart:class="chart:bar">
            <chart:data-point/>
          </chart:series>
          <chart:series chart:style-name="ch10" chart:values-cell-range-address="Sheet1.E4:Sheet1.E9" chart:label-cell-address="Sheet1.E3:Sheet1.E3" chart:class="chart:bar">
            <chart:data-point chart:repeated="6"/>
          </chart:series>
          <chart:series chart:style-name="ch11" chart:values-cell-range-address="Sheet1.F4:Sheet1.F9" chart:label-cell-address="Sheet1.F3:Sheet1.F3" chart:class="chart:bar">
            <chart:data-point chart:repeated="6"/>
          </chart:series>
          <chart:series chart:style-name="ch12" chart:values-cell-range-address="Sheet1.G4:Sheet1.G9" chart:label-cell-address="Sheet1.G3:Sheet1.G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Sheet1.D3:Sheet1.D3</svg:desc>
                </draw:g>
              </table:table-cell>
              <table:table-cell office:value-type="string">
                <text:p>SVM</text:p>
                <draw:g>
                  <svg:desc>Sheet1.E3:Sheet1.E3</svg:desc>
                </draw:g>
              </table:table-cell>
              <table:table-cell office:value-type="string">
                <text:p>LR</text:p>
                <draw:g>
                  <svg:desc>Sheet1.F3:Sheet1.F3</svg:desc>
                </draw:g>
              </table:table-cell>
              <table:table-cell office:value-type="string">
                <text:p>DT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wahili Accuracy</text:p>
                <text:list>
                  <text:list-item>
                    <text:p>Swahili</text:p>
                  </text:list-item>
                  <text:list-item>
                    <text:p>Accuracy</text:p>
                  </text:list-item>
                </text:list>
                <draw:g>
                  <svg:desc>Sheet1.B4:Sheet1.C9</svg:desc>
                </draw:g>
              </table:table-cell>
              <table:table-cell office:value-type="float" office:value="0.966666666666667">
                <text:p>0.966666666666667</text:p>
                <draw:g>
                  <svg:desc>Sheet1.D4:Sheet1.D9</svg:desc>
                </draw:g>
              </table:table-cell>
              <table:table-cell office:value-type="float" office:value="0.869565217391304">
                <text:p>0.869565217391304</text:p>
                <draw:g>
                  <svg:desc>Sheet1.E4:Sheet1.E9</svg:desc>
                </draw:g>
              </table:table-cell>
              <table:table-cell office:value-type="float" office:value="0.869565217391304">
                <text:p>0.869565217391304</text:p>
                <draw:g>
                  <svg:desc>Sheet1.F4:Sheet1.F9</svg:desc>
                </draw:g>
              </table:table-cell>
              <table:table-cell office:value-type="float" office:value="0.956521739130435">
                <text:p>0.956521739130435</text:p>
                <draw:g>
                  <svg:desc>Sheet1.G4:Sheet1.G9</svg:desc>
                </draw:g>
              </table:table-cell>
            </table:table-row>
            <table:table-row>
              <table:table-cell office:value-type="string">
                <text:p>Swahili AUC</text:p>
                <text:list>
                  <text:list-item>
                    <text:p/>
                  </text:list-item>
                  <text:list-item>
                    <text:p>AUC</text:p>
                  </text:list-item>
                </text:list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rench Accuracy</text:p>
                <text:list>
                  <text:list-item>
                    <text:p>French</text:p>
                  </text:list-item>
                  <text:list-item>
                    <text:p>Accuracy</text:p>
                  </text:list-item>
                </text:list>
              </table:table-cell>
              <table:table-cell office:value-type="float" office:value="0.962999026290166">
                <text:p>0.962999026290166</text:p>
              </table:table-cell>
              <table:table-cell office:value-type="float" office:value="0.977604673807206">
                <text:p>0.977604673807206</text:p>
              </table:table-cell>
              <table:table-cell office:value-type="float" office:value="0.965920155793574">
                <text:p>0.965920155793574</text:p>
              </table:table-cell>
              <table:table-cell office:value-type="float" office:value="0.909639182424917">
                <text:p>0.909639182424917</text:p>
              </table:table-cell>
            </table:table-row>
            <table:table-row>
              <table:table-cell office:value-type="string">
                <text:p>French AUC</text:p>
                <text:list>
                  <text:list-item>
                    <text:p/>
                  </text:list-item>
                  <text:list-item>
                    <text:p>AUC</text:p>
                  </text:list-item>
                </text:list>
              </table:table-cell>
              <table:table-cell office:value-type="float" office:value="0.992213570634038">
                <text:p>0.992213570634038</text:p>
              </table:table-cell>
              <table:table-cell office:value-type="float" office:value="0.994794563403782">
                <text:p>0.994794563403782</text:p>
              </table:table-cell>
              <table:table-cell office:value-type="float" office:value="0.991005631256952">
                <text:p>0.991005631256952</text:p>
              </table:table-cell>
              <table:table-cell office:value-type="float" office:value="0.909639182424917">
                <text:p>0.909639182424917</text:p>
              </table:table-cell>
            </table:table-row>
            <table:table-row>
              <table:table-cell office:value-type="string">
                <text:p>English Accuracy</text:p>
                <text:list>
                  <text:list-item>
                    <text:p>English</text:p>
                  </text:list-item>
                  <text:list-item>
                    <text:p>Accuracy</text:p>
                  </text:list-item>
                </text:list>
              </table:table-cell>
              <table:table-cell office:value-type="float" office:value="0.964147286821706">
                <text:p>0.964147286821706</text:p>
              </table:table-cell>
              <table:table-cell office:value-type="float" office:value="0.972868217054264">
                <text:p>0.972868217054264</text:p>
              </table:table-cell>
              <table:table-cell office:value-type="float" office:value="0.957364341085271">
                <text:p>0.957364341085271</text:p>
              </table:table-cell>
              <table:table-cell office:value-type="float" office:value="0.960271317829457">
                <text:p>0.960271317829457</text:p>
              </table:table-cell>
            </table:table-row>
            <table:table-row>
              <table:table-cell office:value-type="string">
                <text:p>English AUC</text:p>
                <text:list>
                  <text:list-item>
                    <text:p/>
                  </text:list-item>
                  <text:list-item>
                    <text:p>AUC</text:p>
                  </text:list-item>
                </text:list>
              </table:table-cell>
              <table:table-cell office:value-type="float" office:value="0.989301023230088">
                <text:p>0.989301023230088</text:p>
              </table:table-cell>
              <table:table-cell office:value-type="float" office:value="0.997286366150442">
                <text:p>0.997286366150442</text:p>
              </table:table-cell>
              <table:table-cell office:value-type="float" office:value="0.994987555309734">
                <text:p>0.994987555309734</text:p>
              </table:table-cell>
              <table:table-cell office:value-type="float" office:value="0.890141039823009">
                <text:p>0.890141039823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